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37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05T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HW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HY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200-0199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D2D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D2DT-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P37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YFY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-AIR-BOTTOM-PLA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282-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84-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MBP-RET-ASSEMBLY-2015-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MBR-ASSEMBLY-2016-17-SG-B-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MBR-ASSEMBLY-2018-19-SG-B-Q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3NX00Y2P05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MBP-RET-ASSEMBLY-2013-14-B-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MBP-RET-ASSEMBLY-2015-A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MBR-ASSEMBLY-2016-17-S-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MBR-ASSEMBLY-2016-17-SG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F43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.G15N7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.GM9N7.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3.GM9N7.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YF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5NL7LBV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NL6TC0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CP5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CP5R-WITHLVDS/HING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2.EF2N7.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5GH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00GBS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KD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55.GC2N5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JWV-WITHLVDS/HING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89-9065-H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9-9085-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89-9201-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9-9203-H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89-9223-H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A50Q94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A50Y959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B10X656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B20U26505-EXCHA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10H71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10L164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C10L85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10L85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C10M14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10Q797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C10T70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10T70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C10T70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C10U264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C18C07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20H70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20L13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50S7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50T70714-WITHOUTC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L02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CB0L13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L13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CB0L853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CB0L85353-NOHS/WIFIC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L85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CB0L85364-NOTOUCHP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B0Q94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Q94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CB0R070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CB0S95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S95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B0T70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CB0X55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CB0Z214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CB0Z21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D10L563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5D10L60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D10Q79736-NOEM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D10Q939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5D10S75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D10T34443-NOEM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D10T44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D10T79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D10T951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D10U890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D10Y977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5D68C09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H50L13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H50Q797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H50S7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H50T45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H50T95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HR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MO8C07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O28C07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S58C07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S58C07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SB0L85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SB0N00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SR8C07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T58C07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XVF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XVF4-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.GM9N7.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.GM9N7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SHEN7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2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2361-NB-N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1-02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61-02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1-02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5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5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7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61-07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09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11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119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1-15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1-15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1-15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-6532-N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1-6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1-66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661-7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1-7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1-74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61-7473-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61-74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6C2J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6G01-PL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6G07-PL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G08-PL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HNM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S01W-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6761-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84191-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84645-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88503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88639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88639-001-X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94732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98C5-NOANTENNA/LED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99735-F51-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99735-S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799735-Y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20-2565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20-3196-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21-00184-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21-00578-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21-01002-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21-01011-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21-01063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21-02721-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21-1748-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834906-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834912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51133-001-NOPADS/BRA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1145-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55710-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859357-8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860883-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G01W-PLUS-SP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G07-PLU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G08W-PL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00042-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00042-001-H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00812-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00814-001-X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900818-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901284-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01788-0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902764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0NX02A1-R31US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17428-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17430-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917431-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17437-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17442-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17442-001-NOTOUCHP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17495-001-EXCH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7725-8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18669-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0842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0842-001-X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922-9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2-9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22-9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2797-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23-00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3-0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3-0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3-0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23-0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3-0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3-0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3-01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3-014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23-02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23-03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3-03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23-04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23-04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923-04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23-04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923-0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3-04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923-04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923-04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923-04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923-04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923-04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927658-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928082-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28083-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928087-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28088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8588-001-NOPC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929337-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F21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MJG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X8D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65-LVDS-CAB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1466-LVDS-CAB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4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1502-2015-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1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79-TP-B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37-KB-S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37-LC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2337-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37-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38-LC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-C720-DC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G-100EG1-MB01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00EG1-US00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100EG2MTK-HG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-100EG2MTK-MB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100EG2MTK-MB02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100EG2MTK-PW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11AG6EE-HG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AG8EE-LB00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-11AG8EE-MB01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EG1YOGA-LC0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3-BC0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11G3-BT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3-DC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11G3-MB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4-CM00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11G4EE-BT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11G4EE-CL00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11G5-CT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G-11G5-DC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-11G5-HG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11G5-LB00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-11G5-TC00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-11G5-US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-11G5EE-DC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11G5EE-MB01E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-11G5EE-SP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11G6EE-BT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11G6EE-CL0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11G6EE-CM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11G6EE-LB00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11G6EE-MB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11G6EE-MB01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6EE-PR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6EE-TP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11G6EE-US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G-11G7EE-SP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7EE-US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8EE-BC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-11G8EE-CM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-11G8EE-HG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8EE-MB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1G8EE-US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14E-LB00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G-14G4-PR00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-14G5-PR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14G5T-LC0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300EG1T-TC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-300EG2T-HC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3100-MB02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00-US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3100T-CL00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G-3100T-HG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00T-HG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20-BT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3120-CL00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3120-HG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3120-MB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20-US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-3120T-LB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80-AB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80-CB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3180-DC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-3180-HC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3180-HG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3180-KB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3180-MB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3180-TC00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-3189-AB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-3189-BT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3189-LC01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G-3189-LC02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51902IN1-CB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C204EE-BT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C720-BT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-C720-PR00R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G-C720P-LC00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C731T-LC00R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G-CB1C13-LB00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-N22-BT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N22-MB00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N22-MB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N22-TC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N22T-MB01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N23-BT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N23-CL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-N23-CM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N23YOGA-PR01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G-N42-CM00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-N42T-LC0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X36011G1-CT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36011G1EE-BC00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X36011G1EE-CT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X36011G1EE-HG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36011G1EE-MB01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36011G1EE-TC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-X36011G1EE-TP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E500C12-BT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-XE500C12-CM0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E500C12-HG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-XE500C12-L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XE500C12-PR00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-XE500C12-TC0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-XE500C13-BC0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-XE500C13-BT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IPA201-HB-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PA201-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PA401-HB-HC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IPA601-H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PAA01-HB-H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IPAA01-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PAA02-HB-H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PAA02-H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IPAA201-HC-LC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IPAM02-HB-I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IPAM301-HC-I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IPAM302-HC-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080XAN01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116XAK01.0-HW:2A/FW: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6XAK01.1-HW:0A/FW:0-HP11G5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16XAK01.1-HW:2A/FW:0-HP11G5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6XAK01.1-HW:3A/FW: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6XAK01.1-HW:3A/FW:0-HP11G5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16XAK01.1-HW:4A/FW: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16XTN02.3-HW:0A/FW: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6XTN02.3-HW:5A/FW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116XW05V.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140HAN02.6-HW:0A-FW: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0XW01V.9-HW:6A/FW: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43-0035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75-04167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75-0416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75-04169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92-14399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92-15863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94-0003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96-06994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98-00264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98-0026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98-0044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98-00450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98-00601A-X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98-00603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K4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K4ND-F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WW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WW1-EXCH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1G1-HINGECOV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D00G1LC0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D00G3LC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D0Y07LC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D0ZM7LC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DNL6ULC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DNL6ULC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DNL6ULC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L11-3120-GEN2-TP-CAB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AZHN006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8KG-3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2M02-RE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4J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31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6WJ-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4WJ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XPM-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P14A-G5-T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201-HB-H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2B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2BTFLE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2FC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2HPB-WIF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2PV-REV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302-HB-H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3B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3BTFLE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A3CAM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3HPF-D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3MI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PA3P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A3S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4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4HBFLE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PA5H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PA5HB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PA5PV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PA6-LC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PA601-HC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PA602-H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7-LCD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IPA701-HC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IPA702-H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7CP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PA7CP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A7HB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PA7HBW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PA7HP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7HPJ-4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7HPJW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PA7M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7S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901-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AA-5-LCD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PAA01-HB-H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PAA01-HC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IPAA01-H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A02-HB-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PAA02-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201-HC-LC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IPAA201-HC-LCD-OCA-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202-HC-LC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A2B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A2CAM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PAA2CAM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PAA2CP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PAA2CPW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AA2HB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AA2HBF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A2HPJ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AA2HPJ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PAA2P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PAA2SPK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A2V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AA2WIF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A301-HC-L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3B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401-HC-L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4CP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ABA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PAACAMF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PAACAM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PAACP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PAACPW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PAAG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AHP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PAAHPJW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PAAP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PAASP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AWI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D2-LCD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ADAIR-LCD-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PADM-RET-LC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DM-RET-LCD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HB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AM-RET-B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01-HB-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AM2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M2HP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2M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2P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301-HC-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AM3CAM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AM3CAM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3HB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AM3HBF-W-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3HPJ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3HPJ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M3P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3WIF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401-HC-LCD-O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401-LC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402-LC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4B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4CAM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M4C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PAM4HB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4HBF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M4HPJ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M4PB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PAM4VB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M4WI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M501-LC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AM502-LC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5B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5H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MB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MC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MG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MHB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MHPJ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AM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MP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0-B-LC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AP1001-HC-LCD-O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PAP1002-HC-LCD-O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0BA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PAP10C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P10CAM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P10CP-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AP10C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0HB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PAP10P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AP11-B-LC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P11-B-LCD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P11B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1CAM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P11CP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AP12-B-L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2-B-LCD-3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P12-T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PAP1201-HC-LCD-OCA-2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202-HC-LCD-OCA-2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P12B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P12BAT-2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P12HB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P9-B-LC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PAP9-TG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PAP9-W-LC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AP901-HC-LCD-O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AP901-HC-LCD-OCA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AP9BA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P9CAM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P9CAM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AP9CP-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AP9HBF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PAP9HPJ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AP9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AP9VF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FM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G3N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36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TCC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07235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4329-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14338-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14348-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14355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4355-001-WITHTPANDCA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14356-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14356-001-WITHCAB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14908-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14912-001-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4914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4915-001-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14921-001-WITHTOUCHPAD/CB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46563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1319-001-EXCH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2572-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52573-001-W/TPANDC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75783-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89769-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89771-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89773-0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90338-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92334-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92818-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P097X02-SLQ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116WH8-SP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P116WH8-SPC2-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P133WP1-TJA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P133WQ3-SJA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133WQ3-SJA1-Q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P133WQ4-SJA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P133WQ5-SJA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P154WP4-TL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L097QL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TL097QL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N133AT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DS-A1278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A-11BEZ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BA-1369-1466-HINGE-CLUTCH-C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BA-A1466-IOBOARD-2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BA-A1466-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A-A1466-WIFICAM-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BA-A1932-HINGE-CLUTCH-COV-S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BA-TP-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BP-1286-HINGE-CLUTCH-COV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BP-RET-BOTTOM-PLATE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R-13-2016-CLUTCH-COV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BR13-L16M17-TRK-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PA201-HB-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A502-HB-H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A502-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A6-LC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A601-HC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IPA602-HC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IPA701-HC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IPA702-H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PAA02-H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IPAM01-HB-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P5XR-WITHLVDS/HI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16BCA-EA1-REVC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116BCN-EA1REV.C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16BCN-EB1-REV.C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116BCN-EB1-REV.C3-G6EETOU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16BCN-EB1-REV.C3-HP11G5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40BGA-EA3REV.C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140BGA-EA4REV.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140BGA-EA4REV.C4-WITHBRA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40BGN-E42REV.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140HGA-EA1-REVC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.SHE11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116WHM-A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T116WHM-N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116WHM-N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T116WHM-N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T116WHM-N21-VER8.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NT133WGB-NB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140WHM-N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V116WHM-A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V116WHM-T00(L&amp;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116WHM-T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CMUO9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1NX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6JM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D4H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XN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P99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IPAA2BAT-H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IPAABAT-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Y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B10W671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PA602-H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K87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OL-REDTAPE-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K0V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D10JPVX-REC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D7500BPVX-REC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FT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X4PJ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NJ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RY9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YYH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JDF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K5CX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00:25:39.074180465</meta:creation-date>
    <dc:date>2022-05-02T00:26:21.971166955</dc:date>
    <meta:editing-duration>PT43S</meta:editing-duration>
    <meta:editing-cycles>1</meta:editing-cycles>
    <meta:document-statistic meta:table-count="1" meta:cell-count="1324" meta:object-count="0"/>
    <meta:generator>LibreOffice/7.3.2.2$MacOSX_X86_64 LibreOffice_project/49f2b1bff42cfccbd8f788c8dc32c1c309559be0</meta:generator>
  </office:meta>
</office:document-meta>
</file>